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style:writing-mode="page"/>
    </style:style>
    <style:style style:name="Table1.A4" style:family="table-cell">
      <style:table-cell-properties fo:padding="0cm" fo:border="none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style:writing-mode="page"/>
    </style:style>
    <style:style style:name="Table2.A4" style:family="table-cell">
      <style:table-cell-properties fo:padding="0cm" fo:border="none"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style:writing-mode="page"/>
    </style:style>
    <style:style style:name="Table3.A4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start" style:justify-single-word="false"/>
      <style:text-properties fo:font-size="16pt" officeooo:rsid="001d8dc6" officeooo:paragraph-rsid="001d8dc6"/>
    </style:style>
    <style:style style:name="P2" style:family="paragraph" style:parent-style-name="Standard">
      <style:paragraph-properties fo:text-align="center" style:justify-single-word="false"/>
      <style:text-properties fo:font-size="16pt" officeooo:rsid="001d8dc6" officeooo:paragraph-rsid="001d8dc6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d8dc6" officeooo:paragraph-rsid="001d8dc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officeooo:rsid="001d8dc6" officeooo:paragraph-rsid="001d8dc6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206f58" officeooo:paragraph-rsid="00206f58" style:font-weight-asian="normal" style:font-weight-complex="normal"/>
    </style:style>
    <style:style style:name="P6" style:family="paragraph" style:parent-style-name="Heading_20_3">
      <style:paragraph-properties fo:text-align="start" style:justify-single-word="false"/>
      <style:text-properties fo:font-size="12pt" fo:font-weight="bold" officeooo:rsid="0021b1a8" officeooo:paragraph-rsid="0021b1a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06f58" officeooo:paragraph-rsid="00206f58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06f58" officeooo:paragraph-rsid="0021b1a8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1b1a8" officeooo:paragraph-rsid="0021b1a8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officeooo:rsid="0021b1a8" officeooo:paragraph-rsid="0021b1a8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206f58" officeooo:paragraph-rsid="00206f58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21b1a8" officeooo:paragraph-rsid="0021b1a8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21b1a8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21b1a8" officeooo:paragraph-rsid="0021b1a8"/>
    </style:style>
    <style:style style:name="P15" style:family="paragraph" style:parent-style-name="Text_20_body">
      <style:paragraph-properties fo:text-align="start" style:justify-single-word="false"/>
      <style:text-properties fo:font-size="12pt" fo:font-weight="normal" officeooo:rsid="0021b1a8" officeooo:paragraph-rsid="0021b1a8" style:font-weight-asian="normal" style:font-weight-complex="normal"/>
    </style:style>
    <style:style style:name="T1" style:family="text">
      <style:text-properties officeooo:rsid="001f2dd8"/>
    </style:style>
    <style:style style:name="T2" style:family="text">
      <style:text-properties fo:font-size="12pt" fo:font-weight="bold" officeooo:rsid="0021b1a8" style:font-weight-asian="bold" style:font-weight-complex="bold"/>
    </style:style>
    <style:style style:name="T3" style:family="text">
      <style:text-properties fo:font-size="12pt" fo:font-weight="normal" officeooo:rsid="0021b1a8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I Assignment – <text:span text:style-name="T1">2</text:span></text:p>
      <text:p text:style-name="P2">AI <text:span text:style-name="T1">Reflex </text:span>Agent </text:p>
      <text:p text:style-name="P1"/>
      <text:p text:style-name="P4">mis: 112103059</text:p>
      <text:p text:style-name="P4"/>
      <text:p text:style-name="P11">Example1: Simple reflex-based Coffee Maker Agent</text:p>
      <text:p text:style-name="P5"/>
      <text:p text:style-name="P9">Agent function: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4">Percept Sequence </text:p>
          </table:table-cell>
          <table:table-cell table:style-name="Table1.A1" office:value-type="string">
            <text:p text:style-name="P14">Action</text:p>
          </table:table-cell>
        </table:table-row>
        <table:table-row>
          <table:table-cell table:style-name="Table1.A1" office:value-type="string">
            <text:p text:style-name="P14">[sufficient water, empty beans]</text:p>
          </table:table-cell>
          <table:table-cell table:style-name="Table1.A1" office:value-type="string">
            <text:p text:style-name="P14">Add more beans</text:p>
          </table:table-cell>
        </table:table-row>
        <table:table-row>
          <table:table-cell table:style-name="Table1.A1" office:value-type="string">
            <text:p text:style-name="P14">[no water, sufficient beans]</text:p>
          </table:table-cell>
          <table:table-cell table:style-name="Table1.A1" office:value-type="string">
            <text:p text:style-name="P14">Add water</text:p>
          </table:table-cell>
        </table:table-row>
        <table:table-row>
          <table:table-cell table:style-name="Table1.A4" office:value-type="string">
            <text:p text:style-name="P14">[no water, no beans]</text:p>
          </table:table-cell>
          <table:table-cell table:style-name="Table1.A4" office:value-type="string">
            <text:p text:style-name="P14">Add water</text:p>
          </table:table-cell>
        </table:table-row>
        <table:table-row>
          <table:table-cell table:style-name="Table1.A1" office:value-type="string">
            <text:p text:style-name="P14">[sufficient water, sufficient beans]</text:p>
          </table:table-cell>
          <table:table-cell table:style-name="Table1.A1" office:value-type="string">
            <text:p text:style-name="P14">Brew coffee</text:p>
          </table:table-cell>
        </table:table-row>
      </table:table>
      <text:p text:style-name="P5"/>
      <text:p text:style-name="P4"/>
      <text:p text:style-name="P10">Agent Program:</text:p>
      <text:p text:style-name="P10"/>
      <text:p text:style-name="P10">function reflex-coffee-maker-agent(water_level, coffee_grounds)</text:p>
      <text:p text:style-name="P10"><text:s text:c="4"/>if water_level &lt; minimum_water_level then return "Add Water"</text:p>
      <text:p text:style-name="P10"><text:s text:c="4"/>else if coffee_grounds &gt; 0 then return "Brew Coffee"</text:p>
      <text:p text:style-name="P10"><text:s text:c="4"/>else if coffee_grounds = 0 then return "Fill Coffee Grounds"</text:p>
      <text:p text:style-name="P10"/>
      <text:p text:style-name="P10"/>
      <text:p text:style-name="P10"/>
      <text:p text:style-name="P13"><text:span text:style-name="T2">Example2: </text:span><text:span text:style-name="T4">Simple Reflex-Based Plant Watering Agent</text:span></text:p>
      <text:p text:style-name="P12"/>
      <text:p text:style-name="P9">Agent Function:<text:span text:style-name="T3"/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4">Percept Sequence </text:p>
          </table:table-cell>
          <table:table-cell table:style-name="Table2.A1" office:value-type="string">
            <text:p text:style-name="P14">Action</text:p>
          </table:table-cell>
        </table:table-row>
        <table:table-row>
          <table:table-cell table:style-name="Table2.A1" office:value-type="string">
            <text:p text:style-name="P14">[dry soil, less time since last watering]</text:p>
          </table:table-cell>
          <table:table-cell table:style-name="Table2.A1" office:value-type="string">
            <text:p text:style-name="P14">Water Plant </text:p>
          </table:table-cell>
        </table:table-row>
        <table:table-row>
          <table:table-cell table:style-name="Table2.A1" office:value-type="string">
            <text:p text:style-name="P14">[dry soil, long time since last watering]</text:p>
          </table:table-cell>
          <table:table-cell table:style-name="Table2.A1" office:value-type="string">
            <text:p text:style-name="P14">Water plant</text:p>
          </table:table-cell>
        </table:table-row>
        <table:table-row>
          <table:table-cell table:style-name="Table2.A4" office:value-type="string">
            <text:p text:style-name="P14">[wet soil, long time since last waterig]</text:p>
          </table:table-cell>
          <table:table-cell table:style-name="Table2.A4" office:value-type="string">
            <text:p text:style-name="P14">Water plant</text:p>
          </table:table-cell>
        </table:table-row>
        <table:table-row>
          <table:table-cell table:style-name="Table2.A1" office:value-type="string">
            <text:p text:style-name="P14">[wet soil, less time since last watering]</text:p>
          </table:table-cell>
          <table:table-cell table:style-name="Table2.A1" office:value-type="string">
            <text:p text:style-name="P14">Wait</text:p>
          </table:table-cell>
        </table:table-row>
      </table:table>
      <text:p text:style-name="P8"/>
      <text:p text:style-name="P9">Agent Program:</text:p>
      <text:p text:style-name="P9"/>
      <text:p text:style-name="P9">function reflex-plant-watering-agent(soil_moisture, time_since_last_watering)</text:p>
      <text:p text:style-name="P9"><text:s text:c="4"/>if soil_moisture &lt; threshold_moisture_level OR time_since_last_watering &gt;= watering_interval then return "Water Plant"</text:p>
      <text:p text:style-name="P9"><text:s text:c="4"/>else return "Wait"</text:p>
      <text:p text:style-name="P9"/>
      <text:h text:style-name="P6" text:outline-level="3">Example 3: Simple Reflex-Based Room Lights Control Agent</text:h>
      <text:p text:style-name="P15"/>
      <text:p text:style-name="P9">Agent function: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4">Percept Sequence </text:p>
          </table:table-cell>
          <table:table-cell table:style-name="Table3.A1" office:value-type="string">
            <text:p text:style-name="P14">Action</text:p>
          </table:table-cell>
        </table:table-row>
        <table:table-row>
          <table:table-cell table:style-name="Table3.A1" office:value-type="string">
            <text:p text:style-name="P14">[Dark, not daytime]</text:p>
          </table:table-cell>
          <table:table-cell table:style-name="Table3.A1" office:value-type="string">
            <text:p text:style-name="P14">Turn on lights</text:p>
          </table:table-cell>
        </table:table-row>
        <table:table-row>
          <table:table-cell table:style-name="Table3.A1" office:value-type="string">
            <text:p text:style-name="P14">[Dark, daytime]</text:p>
          </table:table-cell>
          <table:table-cell table:style-name="Table3.A1" office:value-type="string">
            <text:p text:style-name="P14">Turn off lights</text:p>
          </table:table-cell>
        </table:table-row>
        <table:table-row>
          <table:table-cell table:style-name="Table3.A4" office:value-type="string">
            <text:p text:style-name="P14">[well lit, daytime]</text:p>
          </table:table-cell>
          <table:table-cell table:style-name="Table3.A4" office:value-type="string">
            <text:p text:style-name="P14">Turn off <text:s/>lights</text:p>
          </table:table-cell>
        </table:table-row>
      </table:table>
      <text:p text:style-name="P8"/>
      <text:p text:style-name="P9"/>
      <text:p text:style-name="P9"/>
      <text:p text:style-name="P9"><text:soft-page-break/>Agent Program:</text:p>
      <text:p text:style-name="P9"/>
      <text:p text:style-name="P9">function reflex-light-control-agent(light_level, time_of_day)</text:p>
      <text:p text:style-name="P9"><text:s text:c="4"/>if light_level &lt; threshold_darkness and not is_daytime(time_of_day) then return "Turn On Lights"</text:p>
      <text:p text:style-name="P9"><text:s text:c="4"/>else if light_level &gt;= threshold_brightness or is_daytime(time_of_day) then return "Turn Off Lights"</text:p>
      <text:p text:style-name="P9"><text:s text:c="4"/>else return "Do Nothing"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3:35:52.953908581</meta:creation-date>
    <dc:date>2023-09-13T23:05:23.758008876</dc:date>
    <meta:editing-duration>PT1H21M32S</meta:editing-duration>
    <meta:editing-cycles>5</meta:editing-cycles>
    <meta:generator>LibreOffice/7.5.5.2$Linux_X86_64 LibreOffice_project/50$Build-2</meta:generator>
    <meta:document-statistic meta:table-count="3" meta:image-count="0" meta:object-count="0" meta:page-count="2" meta:paragraph-count="51" meta:word-count="205" meta:character-count="1575" meta:non-whitespace-character-count="1382"/>
  </office:meta>
</office:document-meta>
</file>